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EngineManager.registerEngineMimeType( String mimeType , ScriptEngine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ngineManager.ScriptEngin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ngineManager.registerEngineExtension( String extension , ScriptEngine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ngineManager.getBind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ngineManager.ScriptEngineManager( ClassLoader loa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criptEngineManager.ge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ngineManager.put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ngineManager.getEngineBy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riptEngineManager.getEngineByMimeType( String mim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riptEngineManager.setBindings( Bindings bind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ngineManager.getEngineByExtension( String exten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riptEngineManager.getEngineFacto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riptEngineManager.registerEngineName( String name , ScriptEngine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ngineManager.initXMLHelper( ClassLoader 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